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font-size-asian="10.5pt"/>
    </style:style>
    <style:style style:name="P3" style:family="paragraph" style:parent-style-name="Standard">
      <style:text-properties fo:language="en" fo:country="US" officeooo:rsid="0012f467" officeooo:paragraph-rsid="0012f467" style:font-size-asian="10.5pt"/>
    </style:style>
    <style:style style:name="P4" style:family="paragraph" style:parent-style-name="Standard">
      <style:text-properties fo:language="en" fo:country="US" officeooo:rsid="0012f467" officeooo:paragraph-rsid="001bb788" style:font-size-asian="10.5pt"/>
    </style:style>
    <style:style style:name="P5" style:family="paragraph" style:parent-style-name="Standard">
      <style:text-properties fo:language="en" fo:country="US" officeooo:rsid="0012f467" officeooo:paragraph-rsid="00340c6c" style:font-size-asian="10.5pt"/>
    </style:style>
    <style:style style:name="P6" style:family="paragraph" style:parent-style-name="Standard">
      <style:text-properties fo:language="en" fo:country="US" officeooo:paragraph-rsid="0012f467" style:font-size-asian="10.5pt"/>
    </style:style>
    <style:style style:name="P7" style:family="paragraph" style:parent-style-name="Standard">
      <style:text-properties fo:language="en" fo:country="US" officeooo:rsid="0013575a" officeooo:paragraph-rsid="0013575a" style:font-size-asian="10.5pt"/>
    </style:style>
    <style:style style:name="P8" style:family="paragraph" style:parent-style-name="Standard">
      <style:text-properties fo:language="en" fo:country="US" officeooo:rsid="0013575a" officeooo:paragraph-rsid="001bb788" style:font-size-asian="10.5pt"/>
    </style:style>
    <style:style style:name="P9" style:family="paragraph" style:parent-style-name="Standard">
      <style:text-properties fo:language="en" fo:country="US" officeooo:paragraph-rsid="0013575a" style:font-size-asian="10.5pt"/>
    </style:style>
    <style:style style:name="P10" style:family="paragraph" style:parent-style-name="Standard">
      <style:text-properties fo:language="en" fo:country="US" officeooo:rsid="00149430" officeooo:paragraph-rsid="00149430" style:font-size-asian="10.5pt"/>
    </style:style>
    <style:style style:name="P11" style:family="paragraph" style:parent-style-name="Standard">
      <style:text-properties fo:language="en" fo:country="US" officeooo:rsid="00149430" officeooo:paragraph-rsid="0016d7d0" style:font-size-asian="10.5pt"/>
    </style:style>
    <style:style style:name="P12" style:family="paragraph" style:parent-style-name="Standard">
      <style:text-properties fo:language="en" fo:country="US" officeooo:rsid="00164a2b" officeooo:paragraph-rsid="0016d7d0" style:font-size-asian="10.5pt"/>
    </style:style>
    <style:style style:name="P13" style:family="paragraph" style:parent-style-name="Standard">
      <style:text-properties fo:language="en" fo:country="US" officeooo:rsid="0016d7d0" style:font-size-asian="10.5pt"/>
    </style:style>
    <style:style style:name="P14" style:family="paragraph" style:parent-style-name="Standard">
      <style:text-properties fo:language="en" fo:country="US" officeooo:rsid="0016d7d0" officeooo:paragraph-rsid="0016d7d0" style:font-size-asian="10.5pt"/>
    </style:style>
    <style:style style:name="P15" style:family="paragraph" style:parent-style-name="Standard">
      <style:text-properties fo:language="en" fo:country="US" officeooo:paragraph-rsid="0016d7d0" style:font-size-asian="10.5pt"/>
    </style:style>
    <style:style style:name="P16" style:family="paragraph" style:parent-style-name="Standard">
      <style:text-properties fo:language="en" fo:country="US" officeooo:rsid="00176313" officeooo:paragraph-rsid="00176313" style:font-size-asian="10.5pt"/>
    </style:style>
    <style:style style:name="P17" style:family="paragraph" style:parent-style-name="Standard">
      <style:text-properties fo:language="en" fo:country="US" officeooo:rsid="00176313" officeooo:paragraph-rsid="002ec7e8" style:font-size-asian="10.5pt"/>
    </style:style>
    <style:style style:name="P18" style:family="paragraph" style:parent-style-name="Standard">
      <style:text-properties fo:language="en" fo:country="US" officeooo:rsid="00177b6c" officeooo:paragraph-rsid="00176313" style:font-size-asian="10.5pt"/>
    </style:style>
    <style:style style:name="P19" style:family="paragraph" style:parent-style-name="Standard">
      <style:text-properties fo:language="en" fo:country="US" officeooo:rsid="00184527" officeooo:paragraph-rsid="002ee8b6" style:font-size-asian="10.5pt"/>
    </style:style>
    <style:style style:name="P20" style:family="paragraph" style:parent-style-name="Standard">
      <style:text-properties fo:language="en" fo:country="US" officeooo:rsid="001bb788" officeooo:paragraph-rsid="001bb788" style:font-size-asian="10.5pt"/>
    </style:style>
    <style:style style:name="P21" style:family="paragraph" style:parent-style-name="Standard">
      <style:text-properties fo:language="en" fo:country="US" officeooo:rsid="001d8a2d" officeooo:paragraph-rsid="001d8a2d" style:font-size-asian="10.5pt"/>
    </style:style>
    <style:style style:name="P22" style:family="paragraph" style:parent-style-name="Standard">
      <style:text-properties fo:language="en" fo:country="US" officeooo:rsid="001f6e6c" officeooo:paragraph-rsid="001f6e6c" style:font-size-asian="10.5pt"/>
    </style:style>
    <style:style style:name="P23" style:family="paragraph" style:parent-style-name="Standard">
      <style:text-properties fo:language="en" fo:country="US" officeooo:paragraph-rsid="001fba4d" style:font-size-asian="10.5pt"/>
    </style:style>
    <style:style style:name="P24" style:family="paragraph" style:parent-style-name="Standard">
      <style:text-properties fo:language="en" fo:country="US" officeooo:rsid="0022073e" officeooo:paragraph-rsid="0022073e" style:font-size-asian="10.5pt"/>
    </style:style>
    <style:style style:name="P25" style:family="paragraph" style:parent-style-name="Standard">
      <style:text-properties fo:language="en" fo:country="US" officeooo:rsid="0024f74a" officeooo:paragraph-rsid="0024f74a" style:font-size-asian="10.5pt"/>
    </style:style>
    <style:style style:name="P26" style:family="paragraph" style:parent-style-name="Standard">
      <style:text-properties fo:language="en" fo:country="US" officeooo:rsid="002b5723" officeooo:paragraph-rsid="002b5723" style:font-size-asian="10.5pt"/>
    </style:style>
    <style:style style:name="P27" style:family="paragraph" style:parent-style-name="Standard">
      <style:text-properties fo:language="en" fo:country="US" officeooo:rsid="002ec7e8" officeooo:paragraph-rsid="002ec7e8" style:font-size-asian="10.5pt"/>
    </style:style>
    <style:style style:name="P28" style:family="paragraph" style:parent-style-name="Standard">
      <style:text-properties fo:language="en" fo:country="US" officeooo:rsid="002ee8b6" officeooo:paragraph-rsid="002ee8b6" style:font-size-asian="10.5pt"/>
    </style:style>
    <style:style style:name="P29" style:family="paragraph" style:parent-style-name="Standard">
      <style:text-properties fo:language="en" fo:country="US" officeooo:paragraph-rsid="0030ccb3" style:font-size-asian="10.5pt"/>
    </style:style>
    <style:style style:name="P30" style:family="paragraph" style:parent-style-name="Standard">
      <style:text-properties fo:language="en" fo:country="US" officeooo:rsid="00320f9d" officeooo:paragraph-rsid="00320f9d" style:font-size-asian="10.5pt"/>
    </style:style>
    <style:style style:name="P31" style:family="paragraph" style:parent-style-name="Standard">
      <style:text-properties fo:language="en" fo:country="US" officeooo:paragraph-rsid="001d8a2d" style:font-size-asian="10.5pt"/>
    </style:style>
    <style:style style:name="P32" style:family="paragraph" style:parent-style-name="Standard">
      <style:text-properties fo:language="en" fo:country="US" officeooo:rsid="0038f29c" officeooo:paragraph-rsid="0038f29c" style:font-size-asian="10.5pt"/>
    </style:style>
    <style:style style:name="P33" style:family="paragraph" style:parent-style-name="Standard">
      <style:text-properties fo:language="en" fo:country="US" officeooo:rsid="003a5fec" officeooo:paragraph-rsid="003a5fec" style:font-size-asian="10.5pt"/>
    </style:style>
    <style:style style:name="P34" style:family="paragraph" style:parent-style-name="Standard">
      <style:text-properties fo:language="en" fo:country="US" officeooo:rsid="004126ed" officeooo:paragraph-rsid="004126ed" style:font-size-asian="10.5pt"/>
    </style:style>
    <style:style style:name="P35" style:family="paragraph" style:parent-style-name="Standard">
      <style:text-properties fo:language="en" fo:country="US" officeooo:rsid="0012cf09" officeooo:paragraph-rsid="004255fe" style:font-size-asian="10.5pt"/>
    </style:style>
    <style:style style:name="P36" style:family="paragraph" style:parent-style-name="Standard">
      <style:text-properties fo:language="en" fo:country="US" fo:font-weight="bold" style:font-size-asian="10.5pt" style:font-weight-asian="bold" style:font-weight-complex="bold"/>
    </style:style>
    <style:style style:name="P37" style:family="paragraph" style:parent-style-name="Standard">
      <style:text-properties fo:language="en" fo:country="US" fo:font-weight="bold" officeooo:rsid="0016d7d0" officeooo:paragraph-rsid="0016d7d0" style:font-size-asian="10.5pt" style:font-weight-asian="bold" style:font-weight-complex="bold"/>
    </style:style>
    <style:style style:name="P38" style:family="paragraph" style:parent-style-name="Standard">
      <style:text-properties fo:language="en" fo:country="US" fo:font-weight="bold" officeooo:paragraph-rsid="0016d7d0" style:font-size-asian="10.5pt" style:font-weight-asian="bold" style:font-weight-complex="bold"/>
    </style:style>
    <style:style style:name="P39" style:family="paragraph" style:parent-style-name="Standard">
      <style:text-properties fo:color="#800000" fo:language="en" fo:country="US" style:font-size-asian="10.5pt"/>
    </style:style>
    <style:style style:name="P40" style:family="paragraph" style:parent-style-name="Standard">
      <style:text-properties fo:color="#800000" fo:language="en" fo:country="US" officeooo:rsid="00176313" officeooo:paragraph-rsid="00176313" style:font-size-asian="10.5pt"/>
    </style:style>
    <style:style style:name="P41" style:family="paragraph" style:parent-style-name="Standard">
      <style:text-properties fo:color="#800000" fo:language="en" fo:country="US" officeooo:rsid="00176313" officeooo:paragraph-rsid="002ec7e8" style:font-size-asian="10.5pt"/>
    </style:style>
    <style:style style:name="P42" style:family="paragraph" style:parent-style-name="Standard">
      <style:text-properties fo:color="#800000" fo:language="en" fo:country="US" officeooo:rsid="00176313" officeooo:paragraph-rsid="003a5fec" style:font-size-asian="10.5pt"/>
    </style:style>
    <style:style style:name="P43" style:family="paragraph" style:parent-style-name="Standard">
      <style:text-properties fo:color="#800000" style:font-name="Liberation Serif1" fo:language="en" fo:country="US" officeooo:rsid="00149430" officeooo:paragraph-rsid="0016d7d0" style:font-name-asian="Liberation Serif1" style:font-size-asian="10.5pt" style:language-asian="de" style:country-asian="DE" style:font-name-complex="Liberation Serif1" style:language-complex="de" style:country-complex="DE"/>
    </style:style>
    <style:style style:name="P44" style:family="paragraph" style:parent-style-name="Standard">
      <style:text-properties fo:color="#800000" style:font-name="Liberation Serif1" fo:language="en" fo:country="US" officeooo:rsid="00149430" officeooo:paragraph-rsid="002ec7e8" style:font-name-asian="Liberation Serif1" style:font-size-asian="10.5pt" style:language-asian="de" style:country-asian="DE" style:font-name-complex="Liberation Serif1" style:language-complex="de" style:country-complex="DE"/>
    </style:style>
    <style:style style:name="P45" style:family="paragraph" style:parent-style-name="Standard">
      <style:text-properties fo:color="#800000" style:font-name="Liberation Serif1" fo:language="en" fo:country="US" officeooo:rsid="00149430" officeooo:paragraph-rsid="002b5723" style:font-name-asian="Liberation Serif1" style:font-size-asian="10.5pt" style:language-asian="de" style:country-asian="DE" style:font-name-complex="Liberation Serif1" style:language-complex="de" style:country-complex="DE"/>
    </style:style>
    <style:style style:name="P46" style:family="paragraph" style:parent-style-name="Standard">
      <style:text-properties fo:color="#800000" style:font-name="Liberation Serif1" fo:language="en" fo:country="US" officeooo:rsid="00149430" officeooo:paragraph-rsid="00340c6c" style:font-name-asian="Liberation Serif1" style:font-size-asian="10.5pt" style:language-asian="de" style:country-asian="DE" style:font-name-complex="Liberation Serif1" style:language-complex="de" style:country-complex="DE"/>
    </style:style>
    <style:style style:name="P47" style:family="paragraph" style:parent-style-name="Standard">
      <style:text-properties fo:color="#800000" style:font-name="Liberation Serif1" fo:language="en" fo:country="US" officeooo:rsid="00149430" officeooo:paragraph-rsid="003e35a7" style:font-name-asian="Liberation Serif1" style:font-size-asian="10.5pt" style:language-asian="de" style:country-asian="DE" style:font-name-complex="Liberation Serif1" style:language-complex="de" style:country-complex="DE"/>
    </style:style>
    <style:style style:name="P48" style:family="paragraph" style:parent-style-name="Standard">
      <style:text-properties fo:color="#800000" style:font-name="Liberation Serif1" fo:language="en" fo:country="US" officeooo:paragraph-rsid="0016d7d0" style:font-name-asian="Liberation Serif1" style:font-size-asian="10.5pt" style:language-asian="de" style:country-asian="DE" style:font-name-complex="Liberation Serif1" style:language-complex="de" style:country-complex="DE"/>
    </style:style>
    <style:style style:name="P49" style:family="paragraph" style:parent-style-name="Standard">
      <style:text-properties fo:color="#800000" style:font-name="Liberation Serif1" fo:language="en" fo:country="US" officeooo:rsid="002e1820" officeooo:paragraph-rsid="002e1820" style:font-name-asian="Liberation Serif1" style:font-size-asian="10.5pt" style:language-asian="de" style:country-asian="DE" style:font-name-complex="Liberation Serif1" style:language-complex="de" style:country-complex="DE"/>
    </style:style>
    <style:style style:name="P50" style:family="paragraph" style:parent-style-name="Standard">
      <style:text-properties fo:color="#800000" style:font-name="Liberation Serif1" fo:language="en" fo:country="US" officeooo:rsid="002b5723" officeooo:paragraph-rsid="00362faf" style:font-name-asian="Liberation Serif1" style:font-size-asian="10.5pt" style:language-asian="de" style:country-asian="DE" style:font-name-complex="Liberation Serif1" style:language-complex="de" style:country-complex="DE"/>
    </style:style>
    <style:style style:name="P51" style:family="paragraph" style:parent-style-name="Standard">
      <style:text-properties fo:color="#800000" style:font-name="Liberation Serif1" fo:language="en" fo:country="US" officeooo:paragraph-rsid="003e35a7" style:font-name-asian="Liberation Serif1" style:font-size-asian="10.5pt" style:language-asian="de" style:country-asian="DE" style:font-name-complex="Liberation Serif1" style:language-complex="de" style:country-complex="DE"/>
    </style:style>
    <style:style style:name="P52" style:family="paragraph" style:parent-style-name="Standard">
      <style:text-properties style:font-name="Liberation Serif1" fo:language="en" fo:country="US" officeooo:rsid="00149430" officeooo:paragraph-rsid="0016d7d0" style:font-name-asian="Liberation Serif1" style:font-size-asian="10.5pt" style:language-asian="de" style:country-asian="DE" style:font-name-complex="Liberation Serif1" style:language-complex="de" style:country-complex="DE"/>
    </style:style>
    <style:style style:name="P53" style:family="paragraph" style:parent-style-name="Standard">
      <style:text-properties style:font-name="Liberation Serif1" fo:language="en" fo:country="US" officeooo:rsid="0016d7d0" officeooo:paragraph-rsid="0016d7d0" style:font-name-asian="Liberation Serif1" style:font-size-asian="10.5pt" style:language-asian="de" style:country-asian="DE" style:font-name-complex="Liberation Serif1" style:language-complex="de" style:country-complex="DE"/>
    </style:style>
    <style:style style:name="P54" style:family="paragraph" style:parent-style-name="Standard">
      <style:text-properties style:font-name="Liberation Serif1" fo:language="en" fo:country="US" officeooo:rsid="0016d7d0" officeooo:paragraph-rsid="002b5723" style:font-name-asian="Liberation Serif1" style:font-size-asian="10.5pt" style:language-asian="de" style:country-asian="DE" style:font-name-complex="Liberation Serif1" style:language-complex="de" style:country-complex="DE"/>
    </style:style>
    <style:style style:name="P55" style:family="paragraph" style:parent-style-name="Standard">
      <style:text-properties style:font-name="Liberation Serif1" fo:language="en" fo:country="US" officeooo:paragraph-rsid="0016d7d0" style:font-name-asian="Liberation Serif1" style:font-size-asian="10.5pt" style:language-asian="de" style:country-asian="DE" style:font-name-complex="Liberation Serif1" style:language-complex="de" style:country-complex="DE"/>
    </style:style>
    <style:style style:name="P56" style:family="paragraph" style:parent-style-name="Standard">
      <style:text-properties style:font-name="Liberation Serif1" fo:language="en" fo:country="US" officeooo:rsid="002b5723" officeooo:paragraph-rsid="002b5723" style:font-name-asian="Liberation Serif1" style:font-size-asian="10.5pt" style:language-asian="de" style:country-asian="DE" style:font-name-complex="Liberation Serif1" style:language-complex="de" style:country-complex="DE"/>
    </style:style>
    <style:style style:name="P57" style:family="paragraph" style:parent-style-name="Standard">
      <style:text-properties style:font-name="Liberation Serif1" fo:language="en" fo:country="US" officeooo:rsid="002b5723" officeooo:paragraph-rsid="002e1820" style:font-name-asian="Liberation Serif1" style:font-size-asian="10.5pt" style:language-asian="de" style:country-asian="DE" style:font-name-complex="Liberation Serif1" style:language-complex="de" style:country-complex="DE"/>
    </style:style>
    <style:style style:name="P58" style:family="paragraph" style:parent-style-name="Standard">
      <style:text-properties style:font-name="Liberation Serif1" fo:language="en" fo:country="US" officeooo:rsid="002b5723" officeooo:paragraph-rsid="002ec7e8" style:font-name-asian="Liberation Serif1" style:font-size-asian="10.5pt" style:language-asian="de" style:country-asian="DE" style:font-name-complex="Liberation Serif1" style:language-complex="de" style:country-complex="DE"/>
    </style:style>
    <style:style style:name="P59" style:family="paragraph" style:parent-style-name="Standard">
      <style:text-properties style:font-name="Liberation Serif1" fo:language="en" fo:country="US" officeooo:rsid="002b5723" officeooo:paragraph-rsid="00362faf" style:font-name-asian="Liberation Serif1" style:font-size-asian="10.5pt" style:language-asian="de" style:country-asian="DE" style:font-name-complex="Liberation Serif1" style:language-complex="de" style:country-complex="DE"/>
    </style:style>
    <style:style style:name="P60" style:family="paragraph" style:parent-style-name="Standard">
      <style:text-properties style:font-name="Liberation Serif1" fo:language="en" fo:country="US" officeooo:rsid="002b5723" officeooo:paragraph-rsid="003ca35d" style:font-name-asian="Liberation Serif1" style:font-size-asian="10.5pt" style:language-asian="de" style:country-asian="DE" style:font-name-complex="Liberation Serif1" style:language-complex="de" style:country-complex="DE"/>
    </style:style>
    <style:style style:name="P61" style:family="paragraph" style:parent-style-name="Standard">
      <style:text-properties style:font-name="Liberation Serif1" fo:language="en" fo:country="US" officeooo:paragraph-rsid="002b5723" style:font-name-asian="Liberation Serif1" style:font-size-asian="10.5pt" style:language-asian="de" style:country-asian="DE" style:font-name-complex="Liberation Serif1" style:language-complex="de" style:country-complex="DE"/>
    </style:style>
    <style:style style:name="P62" style:family="paragraph" style:parent-style-name="Standard">
      <style:text-properties style:font-name="Liberation Serif1" fo:language="en" fo:country="US" officeooo:rsid="002d19b7" officeooo:paragraph-rsid="002d19b7" style:font-name-asian="Liberation Serif1" style:font-size-asian="10.5pt" style:language-asian="de" style:country-asian="DE" style:font-name-complex="Liberation Serif1" style:language-complex="de" style:country-complex="DE"/>
    </style:style>
    <style:style style:name="P63" style:family="paragraph" style:parent-style-name="Standard">
      <style:text-properties style:font-name="Liberation Serif1" fo:language="en" fo:country="US" officeooo:rsid="002e1820" officeooo:paragraph-rsid="002e1820" style:font-name-asian="Liberation Serif1" style:font-size-asian="10.5pt" style:language-asian="de" style:country-asian="DE" style:font-name-complex="Liberation Serif1" style:language-complex="de" style:country-complex="DE"/>
    </style:style>
    <style:style style:name="P64" style:family="paragraph" style:parent-style-name="Standard">
      <style:text-properties style:font-name="Liberation Serif1" fo:language="en" fo:country="US" officeooo:rsid="002e1820" officeooo:paragraph-rsid="002ec7e8" style:font-name-asian="Liberation Serif1" style:font-size-asian="10.5pt" style:language-asian="de" style:country-asian="DE" style:font-name-complex="Liberation Serif1" style:language-complex="de" style:country-complex="DE"/>
    </style:style>
    <style:style style:name="P65" style:family="paragraph" style:parent-style-name="Standard">
      <style:text-properties style:font-name="Liberation Serif1" fo:language="en" fo:country="US" officeooo:rsid="002ec7e8" officeooo:paragraph-rsid="002ec7e8" style:font-name-asian="Liberation Serif1" style:font-size-asian="10.5pt" style:language-asian="de" style:country-asian="DE" style:font-name-complex="Liberation Serif1" style:language-complex="de" style:country-complex="DE"/>
    </style:style>
    <style:style style:name="P66" style:family="paragraph" style:parent-style-name="Standard">
      <style:text-properties style:font-name="Liberation Serif1" fo:language="en" fo:country="US" officeooo:paragraph-rsid="00362faf" style:font-name-asian="Liberation Serif1" style:font-size-asian="10.5pt" style:language-asian="de" style:country-asian="DE" style:font-name-complex="Liberation Serif1" style:language-complex="de" style:country-complex="DE"/>
    </style:style>
    <style:style style:name="P67" style:family="paragraph" style:parent-style-name="Standard">
      <style:text-properties style:font-name="Liberation Serif1" fo:language="en" fo:country="US" officeooo:rsid="00362faf" officeooo:paragraph-rsid="0037e1d8" style:font-name-asian="Liberation Serif1" style:font-size-asian="10.5pt" style:language-asian="de" style:country-asian="DE" style:font-name-complex="Liberation Serif1" style:language-complex="de" style:country-complex="DE"/>
    </style:style>
    <style:style style:name="P68" style:family="paragraph" style:parent-style-name="Standard">
      <style:text-properties style:font-name="Liberation Serif1" fo:language="en" fo:country="US" officeooo:rsid="0037e1d8" officeooo:paragraph-rsid="0037e1d8" style:font-name-asian="Liberation Serif1" style:font-size-asian="10.5pt" style:language-asian="de" style:country-asian="DE" style:font-name-complex="Liberation Serif1" style:language-complex="de" style:country-complex="DE"/>
    </style:style>
    <style:style style:name="P69" style:family="paragraph" style:parent-style-name="Standard">
      <style:text-properties style:font-name="Liberation Serif1" fo:language="en" fo:country="US" officeooo:rsid="0038f29c" officeooo:paragraph-rsid="003a5fec" style:font-name-asian="Liberation Serif1" style:font-size-asian="10.5pt" style:language-asian="de" style:country-asian="DE" style:font-name-complex="Liberation Serif1" style:language-complex="de" style:country-complex="DE"/>
    </style:style>
    <style:style style:name="P70" style:family="paragraph" style:parent-style-name="Standard">
      <style:text-properties style:font-name="Liberation Serif1" fo:language="en" fo:country="US" officeooo:rsid="003a5fec" officeooo:paragraph-rsid="003a5fec" style:font-name-asian="Liberation Serif1" style:font-size-asian="10.5pt" style:language-asian="de" style:country-asian="DE" style:font-name-complex="Liberation Serif1" style:language-complex="de" style:country-complex="DE"/>
    </style:style>
    <style:style style:name="P71" style:family="paragraph" style:parent-style-name="Standard">
      <style:text-properties officeooo:paragraph-rsid="0012f467"/>
    </style:style>
    <style:style style:name="P72" style:family="paragraph" style:parent-style-name="Standard">
      <style:paragraph-properties fo:text-align="start" style:justify-single-word="false"/>
      <style:text-properties style:font-name="Liberation Serif" fo:language="en" fo:country="US" officeooo:paragraph-rsid="003a5fec"/>
    </style:style>
    <style:style style:name="P73" style:family="paragraph" style:parent-style-name="Standard">
      <style:text-properties style:font-name="Liberation Serif" fo:font-size="12pt" fo:language="en" fo:country="US" officeooo:rsid="0038f29c" officeooo:paragraph-rsid="003a5fec" style:font-size-asian="12pt"/>
    </style:style>
    <style:style style:name="P74" style:family="paragraph" style:parent-style-name="Standard">
      <style:paragraph-properties fo:text-align="start" style:justify-single-word="false"/>
      <style:text-properties style:font-name="Liberation Serif" fo:font-size="12pt" fo:language="en" fo:country="US" officeooo:paragraph-rsid="003a5fec" style:font-size-asian="12pt"/>
    </style:style>
    <style:style style:name="P75" style:family="paragraph" style:parent-style-name="Standard">
      <style:text-properties fo:font-size="12pt" fo:language="en" fo:country="US" officeooo:rsid="0038f29c" officeooo:paragraph-rsid="0038f29c" style:font-size-asian="12pt"/>
    </style:style>
    <style:style style:name="P76" style:family="paragraph" style:parent-style-name="Standard">
      <style:text-properties fo:color="#000000" style:font-name="Liberation Serif1" fo:language="en" fo:country="US" officeooo:rsid="002b5723" officeooo:paragraph-rsid="003ca35d" style:font-name-asian="Liberation Serif1" style:font-size-asian="10.5pt" style:language-asian="de" style:country-asian="DE" style:font-name-complex="Liberation Serif1" style:language-complex="de" style:country-complex="DE"/>
    </style:style>
    <style:style style:name="P77" style:family="paragraph" style:parent-style-name="Standard">
      <style:text-properties fo:color="#000000" style:font-name="Liberation Serif1" fo:language="en" fo:country="US" officeooo:rsid="003dcfcc" officeooo:paragraph-rsid="003ca35d" style:font-name-asian="Liberation Serif1" style:font-size-asian="10.5pt" style:language-asian="de" style:country-asian="DE" style:font-name-complex="Liberation Serif1" style:language-complex="de" style:country-complex="DE"/>
    </style:style>
    <style:style style:name="P78" style:family="paragraph" style:parent-style-name="Standard">
      <style:paragraph-properties fo:break-before="page"/>
      <style:text-properties fo:language="en" fo:country="US" officeooo:rsid="00176313" officeooo:paragraph-rsid="00176313" style:font-size-asian="10.5pt"/>
    </style:style>
    <style:style style:name="P79" style:family="paragraph" style:parent-style-name="Standard">
      <style:paragraph-properties fo:break-before="page"/>
      <style:text-properties fo:language="en" fo:country="US" fo:font-weight="bold" style:font-size-asian="10.5pt" style:font-weight-asian="bold" style:font-weight-complex="bold"/>
    </style:style>
    <style:style style:name="P80" style:family="paragraph" style:parent-style-name="Standard">
      <style:paragraph-properties fo:break-before="page"/>
      <style:text-properties fo:language="en" fo:country="US" fo:font-weight="bold" officeooo:rsid="0016d7d0" officeooo:paragraph-rsid="0016d7d0" style:font-size-asian="10.5pt" style:font-weight-asian="bold" style:font-weight-complex="bold"/>
    </style:style>
    <style:style style:name="P81" style:family="paragraph" style:parent-style-name="Standard">
      <style:paragraph-properties fo:break-before="page"/>
      <style:text-properties style:font-name="Liberation Serif1" fo:language="en" fo:country="US" officeooo:rsid="002ec7e8" officeooo:paragraph-rsid="002ec7e8" style:font-name-asian="Liberation Serif1" style:font-size-asian="10.5pt" style:language-asian="de" style:country-asian="DE" style:font-name-complex="Liberation Serif1" style:language-complex="de" style:country-complex="DE"/>
    </style:style>
    <style:style style:name="P82" style:family="paragraph" style:parent-style-name="Standard">
      <style:paragraph-properties fo:break-before="page"/>
      <style:text-properties style:font-name="Liberation Serif1" fo:language="en" fo:country="US" fo:font-weight="bold" officeooo:rsid="002ec7e8" officeooo:paragraph-rsid="0037e1d8" style:font-name-asian="Liberation Serif1" style:font-size-asian="10.5pt" style:language-asian="de" style:country-asian="DE" style:font-weight-asian="bold" style:font-name-complex="Liberation Serif1" style:language-complex="de" style:country-complex="DE" style:font-weight-complex="bold"/>
    </style:style>
    <style:style style:name="P83" style:family="paragraph" style:parent-style-name="Standard">
      <style:paragraph-properties fo:break-before="page"/>
      <style:text-properties style:font-name="Liberation Serif1" fo:language="en" fo:country="US" fo:font-weight="bold" officeooo:rsid="002ec7e8" officeooo:paragraph-rsid="003a5fec" style:font-name-asian="Liberation Serif1" style:font-size-asian="10.5pt" style:language-asian="de" style:country-asian="DE" style:font-weight-asian="bold" style:font-name-complex="Liberation Serif1" style:language-complex="de" style:country-complex="DE" style:font-weight-complex="bold"/>
    </style:style>
    <style:style style:name="P84" style:family="paragraph" style:parent-style-name="Standard">
      <style:paragraph-properties style:border-line-width-bottom="0.002cm 0.004cm 0.002cm" fo:padding="0.074cm" fo:border-left="none" fo:border-right="none" fo:border-top="none" fo:border-bottom="0.2pt double #000000" style:join-border="false"/>
      <style:text-properties fo:language="en" fo:country="US" officeooo:paragraph-rsid="0016d7d0" style:font-size-asian="10.5pt"/>
    </style:style>
    <style:style style:name="P85" style:family="paragraph" style:parent-style-name="Standard">
      <style:text-properties fo:color="#800000" style:font-name="Liberation Serif1" fo:language="en" fo:country="US" officeooo:rsid="00149430" officeooo:paragraph-rsid="0016d7d0" style:font-name-asian="Liberation Serif1" style:font-size-asian="10.5pt" style:language-asian="de" style:country-asian="DE" style:font-name-complex="Liberation Serif1" style:language-complex="de" style:country-complex="DE"/>
    </style:style>
    <style:style style:name="P86" style:family="paragraph" style:parent-style-name="Standard">
      <style:text-properties fo:language="en" fo:country="US" officeooo:paragraph-rsid="00320f9d" style:font-size-asian="10.5pt"/>
    </style:style>
    <style:style style:name="P87" style:family="paragraph" style:parent-style-name="Standard">
      <style:text-properties fo:language="en" fo:country="US" officeooo:rsid="00320f9d" officeooo:paragraph-rsid="0042b6ab" style:font-size-asian="10.5pt"/>
    </style:style>
    <style:style style:name="P88" style:family="paragraph" style:parent-style-name="Standard">
      <style:text-properties fo:language="en" fo:country="US" officeooo:rsid="002a2c15" officeooo:paragraph-rsid="002a2c15" style:font-size-asian="10.5pt"/>
    </style:style>
    <style:style style:name="P89" style:family="paragraph" style:parent-style-name="Standard">
      <style:text-properties fo:language="en" fo:country="US" officeooo:rsid="0042b6ab" officeooo:paragraph-rsid="0042b6ab" style:font-size-asian="10.5pt"/>
    </style:style>
    <style:style style:name="T1" style:family="text">
      <style:text-properties officeooo:rsid="004255fe"/>
    </style:style>
    <style:style style:name="T2" style:family="text">
      <style:text-properties fo:color="#800000"/>
    </style:style>
    <style:style style:name="T3" style:family="text">
      <style:text-properties fo:color="#800000" officeooo:rsid="00149430"/>
    </style:style>
    <style:style style:name="T4" style:family="text">
      <style:text-properties fo:color="#800000" officeooo:rsid="002b5723"/>
    </style:style>
    <style:style style:name="T5" style:family="text">
      <style:text-properties fo:color="#800000" officeooo:rsid="002ec7e8"/>
    </style:style>
    <style:style style:name="T6" style:family="text">
      <style:text-properties fo:color="#800000" officeooo:rsid="0037e1d8"/>
    </style:style>
    <style:style style:name="T7" style:family="text">
      <style:text-properties fo:color="#800000" officeooo:rsid="003e35a7"/>
    </style:style>
    <style:style style:name="T8" style:family="text">
      <style:text-properties fo:color="#800000" officeooo:rsid="004255fe"/>
    </style:style>
    <style:style style:name="T9" style:family="text">
      <style:text-properties officeooo:rsid="0012f467"/>
    </style:style>
    <style:style style:name="T10" style:family="text">
      <style:text-properties officeooo:rsid="0013575a"/>
    </style:style>
    <style:style style:name="T11" style:family="text">
      <style:text-properties officeooo:rsid="00149430"/>
    </style:style>
    <style:style style:name="T12" style:family="text">
      <style:text-properties style:font-name="Liberation Serif1" style:font-name-asian="Liberation Serif1" style:language-asian="de" style:country-asian="DE" style:font-name-complex="Liberation Serif1" style:language-complex="de" style:country-complex="DE"/>
    </style:style>
    <style:style style:name="T13" style:family="text">
      <style:text-properties style:font-name="Liberation Serif1" officeooo:rsid="003e35a7" style:font-name-asian="Liberation Serif1" style:language-asian="de" style:country-asian="DE" style:font-name-complex="Liberation Serif1" style:language-complex="de" style:country-complex="DE"/>
    </style:style>
    <style:style style:name="T14" style:family="text">
      <style:text-properties officeooo:rsid="00164a2b"/>
    </style:style>
    <style:style style:name="T15" style:family="text">
      <style:text-properties officeooo:rsid="0016d7d0"/>
    </style:style>
    <style:style style:name="T16" style:family="text">
      <style:text-properties officeooo:rsid="00177b6c"/>
    </style:style>
    <style:style style:name="T17" style:family="text">
      <style:text-properties officeooo:rsid="001bb788"/>
    </style:style>
    <style:style style:name="T18" style:family="text">
      <style:text-properties officeooo:rsid="0022934d"/>
    </style:style>
    <style:style style:name="T19" style:family="text">
      <style:text-properties officeooo:rsid="0023fcb8"/>
    </style:style>
    <style:style style:name="T20" style:family="text">
      <style:text-properties officeooo:rsid="002b5723"/>
    </style:style>
    <style:style style:name="T21" style:family="text">
      <style:text-properties fo:font-weight="bold" style:font-weight-asian="bold" style:font-weight-complex="bold"/>
    </style:style>
    <style:style style:name="T22" style:family="text">
      <style:text-properties officeooo:rsid="002e1820"/>
    </style:style>
    <style:style style:name="T23" style:family="text">
      <style:text-properties officeooo:rsid="002ec7e8"/>
    </style:style>
    <style:style style:name="T24" style:family="text">
      <style:text-properties officeooo:rsid="002ee8b6"/>
    </style:style>
    <style:style style:name="T25" style:family="text">
      <style:text-properties officeooo:rsid="00320f9d"/>
    </style:style>
    <style:style style:name="T26" style:family="text">
      <style:text-properties officeooo:rsid="00340c6c"/>
    </style:style>
    <style:style style:name="T27" style:family="text">
      <style:text-properties officeooo:rsid="00362faf"/>
    </style:style>
    <style:style style:name="T28" style:family="text">
      <style:text-properties officeooo:rsid="0037e1d8"/>
    </style:style>
    <style:style style:name="T29" style:family="text">
      <style:text-properties officeooo:rsid="0038f29c"/>
    </style:style>
    <style:style style:name="T30" style:family="text">
      <style:text-properties fo:language="en" fo:country="US" officeooo:rsid="0012f467" style:font-size-asian="10.5pt"/>
    </style:style>
    <style:style style:name="T31" style:family="text">
      <style:text-properties fo:language="en" fo:country="US" officeooo:rsid="0038f29c" style:font-size-asian="10.5pt"/>
    </style:style>
    <style:style style:name="T32" style:family="text">
      <style:text-properties officeooo:rsid="0039ee51"/>
    </style:style>
    <style:style style:name="T33" style:family="text">
      <style:text-properties fo:font-size="12pt" style:font-size-asian="12pt"/>
    </style:style>
    <style:style style:name="T34" style:family="text">
      <style:text-properties fo:font-size="12pt" officeooo:rsid="003a5fec" style:font-size-asian="12pt"/>
    </style:style>
    <style:style style:name="T35" style:family="text">
      <style:text-properties officeooo:rsid="003a5fec"/>
    </style:style>
    <style:style style:name="T36" style:family="text">
      <style:text-properties officeooo:rsid="003c1300"/>
    </style:style>
    <style:style style:name="T37" style:family="text">
      <style:text-properties officeooo:rsid="003e35a7"/>
    </style:style>
    <style:style style:name="T38" style:family="text">
      <style:text-properties fo:font-style="normal" officeooo:rsid="003e35a7" style:font-style-asian="normal" style:font-style-complex="normal"/>
    </style:style>
    <style:style style:name="T39" style:family="text">
      <style:text-properties officeooo:rsid="0019d611"/>
    </style:style>
    <style:style style:name="T40" style:family="text">
      <style:text-properties officeooo:rsid="001630b1"/>
    </style:style>
    <style:style style:name="T41" style:family="text">
      <style:text-properties officeooo:rsid="0042b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X <text:span text:style-name="T29">style </text:span>installation of the DISCUS/DIFFEV/KUPLOT/<text:span text:style-name="T29">DISCUS_SUITE</text:span> software <text:span text:style-name="T9">with CYGWIN</text:span></text:p>
      <text:p text:style-name="P6"/>
      <text:p text:style-name="P36">Preparation:</text:p>
      <text:p text:style-name="P71"><text:span text:style-name="T30">Install </text:span><text:span text:style-name="T31">a basic </text:span><text:span text:style-name="T30">CYGWIN64 or CYGWIN on your computer. </text:span><text:span text:style-name="T31">To be found at “www.cygwin.com” </text:span></text:p>
      <text:p text:style-name="P6"/>
      <text:p text:style-name="P2">The compilation requires several libraries, especially their development versions, not all of them may be installed automatically. Some of these libraries might be present on your system with different version numbers or slightly different names/paths, please be flexible:</text:p>
      <text:p text:style-name="P2"/>
      <text:p text:style-name="P3">cmake<text:tab/><text:tab/><text:tab/>! Nice make setup</text:p>
      <text:p text:style-name="P3">cmake-gui</text:p>
      <text:p text:style-name="P3">gcc-core<text:tab/><text:tab/>! Gnu Compiler</text:p>
      <text:p text:style-name="P3">gcc-gfortran<text:tab/><text:tab/>! Fortran compiler</text:p>
      <text:p text:style-name="P3">gcc-g++<text:tab/><text:tab/>! C++ compiler</text:p>
      <text:p text:style-name="P22">make<text:tab/><text:tab/><text:tab/>! The gnu make utility</text:p>
      <text:p text:style-name="P5">gccmakedep<text:tab/><text:tab/>! Make Dependency tool</text:p>
      <text:p text:style-name="P7">libreadline-devel<text:tab/>! Readline development version</text:p>
      <text:p text:style-name="P9">libreadline<text:span text:style-name="T10">7</text:span><text:tab/><text:tab/>! Needed for command editing, <text:span text:style-name="T10">Version 7 or higher</text:span></text:p>
      <text:p text:style-name="P23">libpng-devel<text:tab/><text:tab/>! PNG Graphics library</text:p>
      <text:p text:style-name="P9">libpng<text:span text:style-name="T10">16</text:span>-devel<text:tab/>! PNG Graphics library<text:span text:style-name="T10"> Version 16 or current highest...</text:span></text:p>
      <text:p text:style-name="P7">libpng16<text:tab/><text:tab/>! PNG run time library Version 16 or current highest...</text:p>
      <text:p text:style-name="P2">libX11-devel<text:tab/><text:tab/>! X11 development library</text:p>
      <text:p text:style-name="P7">libX11_6<text:tab/><text:tab/>! X11 core library</text:p>
      <text:p text:style-name="P10">xterm<text:tab/><text:tab/><text:tab/>! X-window program</text:p>
      <text:p text:style-name="P21">xinit<text:tab/><text:tab/><text:tab/>! X11 startup</text:p>
      <text:p text:style-name="P25">libXm4</text:p>
      <text:p text:style-name="P25">libXRes-1</text:p>
      <text:p text:style-name="P88">zlib-devel<text:tab/><text:tab/>! gzip compression<text:tab/><text:span text:style-name="T41">Check that zip.exe and unzip.exe are in /bin</text:span></text:p>
      <text:p text:style-name="P89">ghostscript</text:p>
      <text:p text:style-name="P30">openmpi<text:tab/><text:tab/>! DIFFUSE needs this for parallel processing</text:p>
      <text:p text:style-name="P86"><text:span text:style-name="T25">libopenmpi-devel</text:span><text:tab/>! DIFFUSE needs this for parallel processing</text:p>
      <text:p text:style-name="P87">open<text:span text:style-name="T41">ssh</text:span><text:tab/><text:tab/>! DIFFUSE needs this for parallel processing</text:p>
      <text:p text:style-name="P29"/>
      <text:p text:style-name="P2"/>
      <text:p text:style-name="P2">Optional Libraries</text:p>
      <text:p text:style-name="P2">Python</text:p>
      <text:p text:style-name="P2">NeXuS<text:tab/><text:tab/>! In the future DISCUS will use this for 3D data</text:p>
      <text:p text:style-name="P2"/>
      <text:p text:style-name="P2">Mandatory development tools:</text:p>
      <text:p text:style-name="P2">ccmake, make</text:p>
      <text:p text:style-name="P2">gcc</text:p>
      <text:p text:style-name="P2">gfortran<text:tab/><text:tab/>! At least Version 4.6</text:p>
      <text:p text:style-name="P2"/>
      <text:p text:style-name="P10">CYGWIN will install a lot more to resolve dependencies, please be generous.</text:p>
      <text:p text:style-name="P20">Among those check that cygwin includes:</text:p>
      <text:p text:style-name="P20"/>
      <text:p text:style-name="P4">binutils<text:tab/><text:tab/>! Basic GNU assembler, linker...</text:p>
      <text:p text:style-name="P4">cygwin-devel<text:tab/><text:tab/>! Basic Cygwin develop utilities</text:p>
      <text:p text:style-name="P8"><text:soft-page-break/>libncursesw10<text:tab/>! Terminal display library</text:p>
      <text:p text:style-name="P8">libpng-devel<text:tab/><text:tab/>! PNG Grahics library development version</text:p>
      <text:p text:style-name="P8">libXau6<text:tab/><text:tab/>! X11 authority</text:p>
      <text:p text:style-name="P8"><text:span text:style-name="T17">lib</text:span>Xau-devel<text:tab/>! X11 authority development version</text:p>
      <text:p text:style-name="P31">libXmu<text:span text:style-name="T11">6<text:tab/><text:tab/>! X11 miscellaneous utilities</text:span></text:p>
      <text:p text:style-name="P34">Despite the various internet sites, the post processing of cygwin tends to be very slow.</text:p>
      <text:p text:style-name="P34">So once you get to the </text:p>
      <text:p text:style-name="P34">z/perpatual</text:p>
      <text:p text:style-name="P34">0p_000_autorebase.dash</text:p>
      <text:p text:style-name="P34">screen, please be patient.</text:p>
      <text:p text:style-name="P32"/>
      <text:p text:style-name="P32">Once the installation is finished, you will have a linux system running on your computer. Double click the cygwin icon and a simple text window will open up. <text:span text:style-name="T32">Within the window a right-click on your mouse allows you to set options like foreground and background colors, the font size etc.</text:span></text:p>
      <text:p text:style-name="P32"/>
      <text:p text:style-name="P33">See the UNIX section for a very short introduction.</text:p>
      <text:p text:style-name="P33"/>
      <text:p text:style-name="P75"/>
      <text:p text:style-name="P79">Installation:</text:p>
      <text:p text:style-name="P15"/>
      <text:p text:style-name="P15"/>
      <text:p text:style-name="Standard"><text:span text:style-name="T21">Quick Installation</text:span> </text:p>
      <text:p text:style-name="P26"/>
      <text:p text:style-name="P26">Copy the current DISCUS_<text:span text:style-name="T27">INSTALLATION_</text:span>CYGWIN.tar.gz to your home directory</text:p>
      <text:p text:style-name="P61"/>
      <text:p text:style-name="P45">cp /cygdrive/c/Users/your_name/Downloads/DISCUS_<text:span text:style-name="T26">INSTALLATION_</text:span>CYGWIN.tar.gz $HOME </text:p>
      <text:p text:style-name="P61"/>
      <text:p text:style-name="P56">If necessary adjust the source path...</text:p>
      <text:p text:style-name="P56"/>
      <text:p text:style-name="P56">Unpack this archive:</text:p>
      <text:p text:style-name="P56"/>
      <text:p text:style-name="P50"><text:tab/><text:span text:style-name="T27">cd $HOME</text:span></text:p>
      <text:p text:style-name="P50"><text:tab/>tar -zxf DISCUS_CYGWIN.tar.gz</text:p>
      <text:p text:style-name="P26"/>
      <text:p text:style-name="P26">This will create a directory DISCUS_INSTALL. </text:p>
      <text:p text:style-name="P26">Copy the current source code archive into this directory</text:p>
      <text:p text:style-name="P35">The archive is called DiffuseCode-V.M.P.tar.gz, where V.M.P stands for the major Version, the Minor version and the Patch numbers, currently 5.<text:span text:style-name="T39">20</text:span>.<text:span text:style-name="T40">0</text:span></text:p>
      <text:p text:style-name="P26"/>
      <text:p text:style-name="P45"><text:tab/>cd $HOME/DISCUS_INSTALL </text:p>
      <text:p text:style-name="P45"><text:tab/>cp /cygdrive/c/Users/your_name/Downloads/D<text:span text:style-name="T1">iffuseCode-5.20.0</text:span>.tar.gz . </text:p>
      <text:p text:style-name="P47"><text:tab/>cp /cygdrive/c/Users/your_name/Downloads/<text:span text:style-name="T37">pgplot5.2.4.tar.gz </text:span></text:p>
      <text:p text:style-name="P56"/>
      <text:p text:style-name="P56">Install PGPLOT by running the shell script pgplot_cygwin.sh:</text:p>
      <text:p text:style-name="P56"/>
      <text:p text:style-name="P56"><text:tab/><text:span text:style-name="T3">./</text:span><text:span text:style-name="T2">pgplot_cygwin.sh</text:span></text:p>
      <text:p text:style-name="P56"/>
      <text:p text:style-name="P56">If all libraries were installed properly this will -hopefully- run without errors.</text:p>
      <text:p text:style-name="P56">As I do not want to mess with your system files, please edit manually the file</text:p>
      <text:p text:style-name="P56">“/etc/profile.d/profile.local”. <text:span text:style-name="T26">If this file does not exist, copy the file profile.local into the /etc/profile.d folder.:</text:span></text:p>
      <text:p text:style-name="P56"/>
      <text:p text:style-name="P46"><text:tab/>cp <text:span text:style-name="T26">$HOME/DISCUS_INSTALL/profile.local <text:s/>/etc/profile.d/</text:span></text:p>
      <text:p text:style-name="P56"/>
      <text:p text:style-name="P59"><text:span text:style-name="T27">If the file exists, then a</text:span>dd the <text:span text:style-name="T27">following </text:span>lines the end of the file: </text:p>
      <text:p text:style-name="P56"/>
      <text:p text:style-name="P61"><text:tab/>PGPLOT_DIR=/usr/local/pgplot</text:p>
      <text:p text:style-name="P61"><text:tab/>PGPLOT_DEV=/XWINDOW</text:p>
      <text:p text:style-name="P54"><text:tab/>PGPLOT_FONT=/usr/local/pgplot/grfont.dat</text:p>
      <text:p text:style-name="P61"><text:tab/>export PGPLOT_DIR</text:p>
      <text:p text:style-name="P56"><text:tab/>export PGPLOT_DEV</text:p>
      <text:p text:style-name="P56"><text:tab/><text:span text:style-name="T15">export PGPLOT_FONT</text:span></text:p>
      <text:p text:style-name="P61"/>
      <text:p text:style-name="P61">Edit your local "<text:span text:style-name="T20">$HOME/</text:span>.bas<text:span text:style-name="T26">h</text:span>rc", add at end:</text:p>
      <text:p text:style-name="P66"><text:tab/><text:span text:style-name="T2">source /etc/profile.d/profile.local</text:span></text:p>
      <text:p text:style-name="P56"/>
      <text:p text:style-name="P68">See the section editor further down with hints on editing a file within unix.</text:p>
      <text:p text:style-name="P67"/>
      <text:p text:style-name="P62"><text:soft-page-break/>To ensure that these environment variables are set, start a new cygwin terminal. </text:p>
      <text:p text:style-name="P62"/>
      <text:p text:style-name="P56">Now go back to the DISCUS_INSTALL directory and start the main discus installation:</text:p>
      <text:p text:style-name="P56"/>
      <text:p text:style-name="P56"><text:tab/> <text:span text:style-name="T3">cd $HOME/DISCUS_INSTALL</text:span></text:p>
      <text:p text:style-name="P60"><text:span text:style-name="T3"><text:tab/>./</text:span><text:span text:style-name="T2">install_discus <text:s text:c="3"/></text:span><text:span text:style-name="T3">D</text:span><text:span text:style-name="T8">iffuseCode-5.20.0</text:span><text:span text:style-name="T3">.tar.gz</text:span></text:p>
      <text:p text:style-name="P76"/>
      <text:p text:style-name="P77">The argument to the script install_discus.sh must be the current <text:span text:style-name="T1">s</text:span>ource code archive.</text:p>
      <text:p text:style-name="P62">This should install the programs discus, kuplot, mixscat, discus_suite into <text:span text:style-name="T22">the directory </text:span></text:p>
      <text:p text:style-name="P62">/<text:span text:style-name="T22">usr/local/bin</text:span></text:p>
      <text:p text:style-name="P63">you can start the stand alone programs DISCUS and DIFFEV by typing their name in small letters at any prompt:</text:p>
      <text:p text:style-name="P63"><text:tab/><text:span text:style-name="T4">discus</text:span></text:p>
      <text:p text:style-name="P56"/>
      <text:p text:style-name="P63">To start kuplot or the recommended suite type :</text:p>
      <text:p text:style-name="P63"/>
      <text:p text:style-name="P63"><text:tab/><text:span text:style-name="T4">discus_</text:span><text:span text:style-name="T2">suite.sh </text:span></text:p>
      <text:p text:style-name="P49"><text:tab/>kuplot.sh</text:p>
      <text:p text:style-name="P57"/>
      <text:p text:style-name="P65">Best define an alias within your <text:span text:style-name="T36">$HOME/</text:span>.bashrc:</text:p>
      <text:p text:style-name="P65"/>
      <text:p text:style-name="P64"><text:tab/><text:span text:style-name="T5">alias discus_suite=/bin/d</text:span><text:span text:style-name="T4">iscus_</text:span><text:span text:style-name="T2">suite.sh</text:span></text:p>
      <text:p text:style-name="P64"><text:span text:style-name="T2"><text:tab/></text:span><text:span text:style-name="T5">alias kuplot=/bin/</text:span><text:span text:style-name="T2">kuplot.sh</text:span></text:p>
      <text:p text:style-name="P58"/>
      <text:p text:style-name="P56"/>
      <text:p text:style-name="P65">Enjoy !</text:p>
      <text:p text:style-name="P65"/>
      <text:p text:style-name="P65">If errors might occur, try to check with the more detailed instructions on the following pages.</text:p>
      <text:p text:style-name="P65"/>
      <text:p text:style-name="P65"/>
      <text:p text:style-name="P82"><text:span text:style-name="T28">Editors</text:span>:</text:p>
      <text:p text:style-name="P68"/>
      <text:p text:style-name="P67">If you do not feel comfortable with the unix editor “vi”, you can actually use your favorite Windows based editor program like wordpad or notepad++. Do NOT use OpenOffice or other text processing utilities. If you use wordpad, keep in mind that this is a Windows type program which does not entrust you with any intelligence of your own and usually attempts to add an extension “.txt” to the file. <text:span text:style-name="T28">You do not want this to happen. </text:span>Something like notepad++ or similar ed<text:span text:style-name="T28">i</text:span>tor programs do a much better job. </text:p>
      <text:p text:style-name="P67"/>
      <text:p text:style-name="P67">If installed under the default path you will find all of the cygwin stuff at:</text:p>
      <text:p text:style-name="P67"><text:tab/><text:span text:style-name="T2">c:\cygwin</text:span><text:tab/>or </text:p>
      <text:p text:style-name="P67"><text:tab/><text:span text:style-name="T2">c:\cygwin64</text:span></text:p>
      <text:p text:style-name="P67"/>
      <text:p text:style-name="P67">You user files will be in the folder “home” and then your Windows account name. <text:span text:style-name="T28">Your home directory will therefore be:</text:span></text:p>
      <text:p text:style-name="P67"/>
      <text:p text:style-name="P67"><text:tab/><text:span text:style-name="T2">c:\cygwin64</text:span><text:span text:style-name="T6">\home\YOUR_NAME</text:span></text:p>
      <text:p text:style-name="P67"/>
      <text:p text:style-name="P68">with YOUR_NAME properly replaced. </text:p>
      <text:p text:style-name="P68"/>
      <text:p text:style-name="P68">Notepad++ does recognize the presence of hidden files i.e. files that start with a dot : “.”</text:p>
      <text:p text:style-name="P68"/>
      <text:p text:style-name="P68">System files will be in all of the other folders, be careful!</text:p>
      <text:p text:style-name="P67"/>
      <text:p text:style-name="P67"/>
      <text:p text:style-name="P67"/>
      <text:p text:style-name="P83"><text:span text:style-name="T35">UNIX</text:span>:</text:p>
      <text:p text:style-name="P67"/>
      <text:p text:style-name="P73">Important Unix commands</text:p>
      <text:p text:style-name="P74">• man &lt;command&gt;</text:p>
      <text:p text:style-name="P74"><text:tab/>Display informationen(=manual) for command &lt;command&gt;</text:p>
      <text:p text:style-name="P74">• info &lt;command&gt;</text:p>
      <text:p text:style-name="P74"><text:tab/>Display informationen for command &lt;command&gt;, modern version</text:p>
      <text:p text:style-name="P74">• ls</text:p>
      <text:p text:style-name="P74"><text:tab/>List the content of a directory</text:p>
      <text:p text:style-name="P74">• cd [&lt;PATH&gt;/]&lt;dirname&gt;</text:p>
      <text:p text:style-name="P74"><text:tab/>Change into another directory</text:p>
      <text:p text:style-name="P74">• cp &lt;from&gt; &lt;to&gt;</text:p>
      <text:p text:style-name="P74"><text:tab/>copy a file from to</text:p>
      <text:p text:style-name="P74">• mkdir [&lt;PATH&gt;/]&lt;dirname&gt;</text:p>
      <text:p text:style-name="P74"><text:tab/>create a new directory</text:p>
      <text:p text:style-name="P74">• rmdir [&lt;PATH&gt;/]&lt;dirname&gt;</text:p>
      <text:p text:style-name="P74"><text:tab/>removes a directory</text:p>
      <text:p text:style-name="P74">• rm &lt;name&gt;</text:p>
      <text:p text:style-name="P74"><text:tab/>removes a file called &lt;name&gt;.</text:p>
      <text:p text:style-name="P74"/>
      <text:p text:style-name="P74">Warning: Unix usually does NOT ask: ”do you want to do this?, are you sure?, do you</text:p>
      <text:p text:style-name="P74">really want to do this?” ! What’s gone is gone!</text:p>
      <text:p text:style-name="P74">Most of the commands offer many more options. Just try it out, in many cases a parameter</text:p>
      <text:p text:style-name="P72"><text:span text:style-name="T33">”- help” will give a short summary of the ava</text:span><text:span text:style-name="T34">i</text:span><text:span text:style-name="T33">lable options.</text:span></text:p>
      <text:p text:style-name="P74"/>
      <text:p text:style-name="P74">Examples</text:p>
      <text:p text:style-name="P74"><text:tab/>ls -a <text:tab/><text:tab/><text:tab/>List all files, that includes hidden files</text:p>
      <text:p text:style-name="P74"><text:tab/>ls -l <text:tab/><text:tab/><text:tab/>list a long listing that includes many details</text:p>
      <text:p text:style-name="P74"><text:tab/>ls -R <text:tab/><text:tab/><text:tab/>list recursively into sub directories as well</text:p>
      <text:p text:style-name="P74"/>
      <text:p text:style-name="P74">Unix offers many possibilities to work in a flexible manner with file names:</text:p>
      <text:p text:style-name="P74"><text:tab/>*<text:tab/><text:tab/><text:tab/>character string of any length</text:p>
      <text:p text:style-name="P74"><text:tab/>?<text:tab/><text:tab/><text:tab/>exactly one character</text:p>
      <text:p text:style-name="P74"><text:tab/>[a-z,A-Z]<text:tab/><text:tab/>a character from interval a-z or A-Z. You may provide a</text:p>
      <text:p text:style-name="P74"><text:tab/><text:tab/><text:tab/><text:tab/>single interval as well, and also a range of numbers.</text:p>
      <text:p text:style-name="P74">Examples</text:p>
      <text:p text:style-name="P74"><text:tab/>ls *.mac <text:tab/><text:tab/>List all files that end in ".mac"</text:p>
      <text:p text:style-name="P74"><text:tab/>ls data.0[0-9]1 <text:tab/>List all files called data.001, data.011, to data.091</text:p>
      <text:p text:style-name="P74"><text:tab/><text:tab/><text:tab/><text:tab/>files called data.002 etc. are omitted</text:p>
      <text:p text:style-name="P72"><text:span text:style-name="T33">If you start a program that will open its own window, it is often convenient to add a space and then the ”&amp;” sign after the command name as in: ”emacs &amp;”. This allows you to cont</text:span><text:span text:style-name="T34">i</text:span><text:span text:style-name="T33">nue to use the command line window from which you started the program, which would otherwise be blocked by the program.</text:span></text:p>
      <text:p text:style-name="P74"/>
      <text:p text:style-name="P69"/>
      <text:p text:style-name="P81"/>
      <text:p text:style-name="P70">More detailed installation instructions.</text:p>
      <text:p text:style-name="P65"/>
      <text:p text:style-name="P56"><text:tab/></text:p>
      <text:p text:style-name="P38">PGPLOT Library</text:p>
      <text:p text:style-name="P10">Install the PGPLOT library:</text:p>
      <text:p text:style-name="P15"/>
      <text:p text:style-name="P15">PGPLOT library needs the files:</text:p>
      <text:p text:style-name="P15">libpgplot.a</text:p>
      <text:p text:style-name="P15">libpgplot.so</text:p>
      <text:p text:style-name="P14">libcpgplot.a</text:p>
      <text:p text:style-name="P15">grfont.dat</text:p>
      <text:p text:style-name="P15">pgxwin_server</text:p>
      <text:p text:style-name="P15"/>
      <text:p text:style-name="P15"><text:span text:style-name="T18">I</text:span>n the directory under the PGPLOT_INCLUDE_DIR entry in ccmake you need the files:</text:p>
      <text:p text:style-name="P15">cpgplot.h</text:p>
      <text:p text:style-name="P15">grpckg1.inc</text:p>
      <text:p text:style-name="P15">pgplot.inc</text:p>
      <text:p text:style-name="P15">pgxwin_server</text:p>
      <text:p text:style-name="P15"/>
      <text:p text:style-name="P12">Its best to keep these in the same directory as the library, ”/usr/local/pgplot”</text:p>
      <text:p text:style-name="P15"/>
      <text:p text:style-name="P84"/>
      <text:p text:style-name="P15"/>
      <text:p text:style-name="P15">Manual installation of LIBPGPLOT:</text:p>
      <text:p text:style-name="P15"/>
      <text:p text:style-name="P11">Place “<text:span text:style-name="T12">pgplot5.2.</text:span><text:span text:style-name="T13">4</text:span><text:span text:style-name="T12">tar.gz” and into your home directory </text:span></text:p>
      <text:p text:style-name="P55"/>
      <text:p text:style-name="P52">Create /usr/local/src directory:</text:p>
      <text:p text:style-name="P55"/>
      <text:p text:style-name="P48"><text:span text:style-name="T11"><text:tab/>mkdir -p </text:span>/usr/local/<text:span text:style-name="T11">src</text:span></text:p>
      <text:p text:style-name="P55"/>
      <text:p text:style-name="P55">Create pgplot directory</text:p>
      <text:p text:style-name="P55"/>
      <text:p text:style-name="P48"><text:tab/>mkdir -<text:span text:style-name="T11">p </text:span>/usr/local/pgplot</text:p>
      <text:p text:style-name="P48"/>
      <text:p text:style-name="P55"><text:span text:style-name="T11">C</text:span>opy pgplot5.2.tar.gz to /usr/local/src</text:p>
      <text:p text:style-name="P55"/>
      <text:p text:style-name="P55"><text:span text:style-name="T2"><text:tab/>cp <text:s text:c="2"/>pgplot5.2.</text:span><text:span text:style-name="T7">4.</text:span><text:span text:style-name="T2">tar.gz /usr/local/src</text:span> </text:p>
      <text:p text:style-name="P55"/>
      <text:p text:style-name="P55"><text:span text:style-name="T11">Switch to /usr/local/src and </text:span>unpack the library</text:p>
      <text:p text:style-name="P55"/>
      <text:p text:style-name="P43"><text:tab/>cd /usr/local/src</text:p>
      <text:p text:style-name="P48"><text:tab/>tar -zxf pgplo<text:span text:style-name="T37">t</text:span>5.2.tar.gz</text:p>
      <text:p text:style-name="P55"/>
      <text:p text:style-name="P52">Switch to /usr/local/pgplot <text:span text:style-name="T37">and make the makefile</text:span>:</text:p>
      <text:p text:style-name="P52"/>
      <text:p text:style-name="P48"><text:tab/>cd /usr/local/pgplot</text:p>
      <text:p text:style-name="P51"><text:s text:c="12"/><text:span text:style-name="T38">/usr/ocal/src/pgplot/makemake /usr/local/src/pgplot/makemake linux gfortran_gcc</text:span></text:p>
      <text:p text:style-name="P43"><text:tab/></text:p>
      <text:p text:style-name="P55"><text:soft-page-break/></text:p>
      <text:p text:style-name="P52"><text:span text:style-name="T14">If you have a newer version of the PNG library, then c</text:span>opy some png include files into /usr/local/pgplot. <text:span text:style-name="T14">Templates from libpng16 are included in the patch.</text:span><text:tab/></text:p>
      <text:p text:style-name="P52"/>
      <text:p text:style-name="P43"><text:tab/>cp /<text:span text:style-name="T14">usr/include</text:span>/libpng<text:span text:style-name="T14">16</text:span>/png*.h /usr/local/pgplot</text:p>
      <text:p text:style-name="P43"><text:tab/>cp /<text:span text:style-name="T14">usr/include</text:span>/<text:span text:style-name="T14">zlib</text:span>.h /usr/local/pgplot</text:p>
      <text:p text:style-name="P43"><text:tab/>cp /<text:span text:style-name="T14">usr/include</text:span>/<text:span text:style-name="T14">zconf</text:span>.h /usr/local/pgplot</text:p>
      <text:p text:style-name="P55"/>
      <text:p text:style-name="P55"/>
      <text:p text:style-name="P55"><text:span text:style-name="T18">R</text:span>un makefile with: </text:p>
      <text:p text:style-name="P55"/>
      <text:p text:style-name="P48"><text:tab/>make</text:p>
      <text:p text:style-name="P48"><text:tab/>make cpg</text:p>
      <text:p text:style-name="P48"><text:tab/>make clean</text:p>
      <text:p text:style-name="P55"/>
      <text:p text:style-name="P65">Copy grfont.dat into /usr/local/bin as well:</text:p>
      <text:p text:style-name="P65"/>
      <text:p text:style-name="P44"><text:tab/>cp /<text:span text:style-name="T23">usr/local/pgplot/grfont.dat </text:span>/<text:span text:style-name="T14">usr/local/bin</text:span></text:p>
      <text:p text:style-name="P65"/>
      <text:p text:style-name="P55">If you use the „bash“ then </text:p>
      <text:p text:style-name="P55"/>
      <text:p text:style-name="P55"><text:span text:style-name="T18">E</text:span>dit/<text:span text:style-name="T14">create </text:span><text:s/>“/etc/profile.<text:span text:style-name="T14">d</text:span>/profile.local” to contain:</text:p>
      <text:p text:style-name="P55"/>
      <text:p text:style-name="P55"><text:s/></text:p>
      <text:p text:style-name="P55"><text:tab/>PGPLOT_DIR=/usr/local/pgplot</text:p>
      <text:p text:style-name="P55"><text:tab/>PGPLOT_DEV=/XWINDOW</text:p>
      <text:p text:style-name="P53"><text:tab/>PGPLOT_FONT=/usr/local/pgplot/grfont.dat</text:p>
      <text:p text:style-name="P55"><text:tab/>export PGPLOT_DIR</text:p>
      <text:p text:style-name="P55"><text:tab/>export PGPLOT_DEV</text:p>
      <text:p text:style-name="P53"><text:tab/>export PGPLOT_FONT</text:p>
      <text:p text:style-name="P55"/>
      <text:p text:style-name="P55">Edit your local ".basrc", add at end:</text:p>
      <text:p text:style-name="P55"><text:tab/>source /etc/profile.d/profile.local</text:p>
      <text:p text:style-name="P55"/>
      <text:p text:style-name="P55"/>
      <text:p text:style-name="P11"/>
      <text:p text:style-name="P37"/>
      <text:p text:style-name="P80">Installation DISCUS:</text:p>
      <text:p text:style-name="P2"/>
      <text:p text:style-name="P2"><text:span text:style-name="T18">C</text:span>opy the source code archive to a suitable directory and unpack:</text:p>
      <text:p text:style-name="P2"/>
      <text:p text:style-name="P39"><text:tab/>mkdir -p $HOME/develop</text:p>
      <text:p text:style-name="P39"><text:tab/>cp DIFFUSE_CODE_YYYY_MMDD.tar.gz $HOME/develop</text:p>
      <text:p text:style-name="P39"><text:tab/>cd $HOME/develop</text:p>
      <text:p text:style-name="P39"><text:tab/>tar -zxf <text:s/>DIFFUSE_CODE_YYYY_MMDD.tar.gz</text:p>
      <text:p text:style-name="P13"/>
      <text:p text:style-name="P14"/>
      <text:p text:style-name="P2"><text:span text:style-name="T18">C</text:span>reate a „build“ directory, and change to build directory:</text:p>
      <text:p text:style-name="P2"/>
      <text:p text:style-name="P39"><text:tab/>mkdir -p $HOME/develop/DiffuseBuild</text:p>
      <text:p text:style-name="P39"><text:tab/>cd $HOME/develop/DiffuseBuild</text:p>
      <text:p text:style-name="P2"/>
      <text:p text:style-name="P2"><text:span text:style-name="T18">E</text:span>xecute ccmake with source code directory as parameter.</text:p>
      <text:p text:style-name="P2">ccmake should open a graphical interface:</text:p>
      <text:p text:style-name="P2"/>
      <text:p text:style-name="P39"><text:tab/>ccmake ../DiffuseCode</text:p>
      <text:p text:style-name="P2"/>
      <text:p text:style-name="P2">ccmake operates mostly via one letter commands, the main are:</text:p>
      <text:p text:style-name="P2">c<text:tab/>for configure</text:p>
      <text:p text:style-name="P2">e<text:tab/>exit the message screen</text:p>
      <text:p text:style-name="P2">g<text:tab/>to generate the make files and exit ccmake </text:p>
      <text:p text:style-name="P2"/>
      <text:p text:style-name="P2">In ccmake toggle OFF the options:</text:p>
      <text:p text:style-name="P2">DIFFEV_MPI, DIFFUSE_PYTHON, DISCUS_CUDA, DISCUS_NEXUS, DISCUS_OMP</text:p>
      <text:p text:style-name="P2"/>
      <text:p text:style-name="P27">Its best to toggle DIFFEV_MPI on, but this requires MPI to be installed.</text:p>
      <text:p text:style-name="P27"/>
      <text:p text:style-name="P2"><text:span text:style-name="T18">P</text:span>ress „t“ to toggle to advanced mode. Go down with cursor and inspect pgplot settings.</text:p>
      <text:p text:style-name="P2"><text:span text:style-name="T18">T</text:span>hey should point to the directory in which the pgplot library is found:</text:p>
      <text:p text:style-name="P2">/usr/local/pgplot OR may be: /usr/local/lib64/pgplot <text:s/></text:p>
      <text:p text:style-name="P24">If you installed the pgplot library as above and created the entries in /etc/profile/profile.local and in $(HOME)/.bashrc, the pgplot library should be found correctly. <text:span text:style-name="T19">Pay attention to the PGPLOT_DIR entry, as it tends to remain empty!</text:span></text:p>
      <text:p text:style-name="P2"/>
      <text:p text:style-name="P2">To edit an entry hit the „Enter key“ then type or change text.</text:p>
      <text:p text:style-name="P2"/>
      <text:p text:style-name="P2">ccmake wants an entry for „CMAKE_BUILD_TYPE“, edit this field ad leave it blank.</text:p>
      <text:p text:style-name="P2"/>
      <text:p text:style-name="P2">Once done hit „c“ to configure ccmake</text:p>
      <text:p text:style-name="P2">You will get an info screen with hopefully no error messages.</text:p>
      <text:p text:style-name="P2">If errors are listed, type „e“ and then „q“ and fix the error</text:p>
      <text:p text:style-name="P2"/>
      <text:p text:style-name="P2">If no errors occur hit „e“ to leave the info screen</text:p>
      <text:p text:style-name="P2">Hit „g“ to generate the actual make files and to exit ccmake</text:p>
      <text:p text:style-name="P2"/>
      <text:p text:style-name="P2"><text:span text:style-name="T18">T</text:span>hen you need to compile the program, type without options</text:p>
      <text:p text:style-name="P2"/>
      <text:p text:style-name="P39"><text:soft-page-break/><text:tab/>make</text:p>
      <text:p text:style-name="P2"/>
      <text:p text:style-name="P2">If this worked out without error messages you can install DISCUS, DIFFEV etc.</text:p>
      <text:p text:style-name="P39"><text:tab/>make install</text:p>
      <text:p text:style-name="P2"/>
      <text:p text:style-name="P2"/>
      <text:p text:style-name="P2">To clean up, type </text:p>
      <text:p text:style-name="P2"/>
      <text:p text:style-name="P2"><text:span text:style-name="T2"><text:tab/>make clean</text:span> </text:p>
      <text:p text:style-name="P16"/>
      <text:p text:style-name="P16"/>
      <text:p text:style-name="P27">Go back to the installation source directory DISCUS_INSTALL</text:p>
      <text:p text:style-name="P17"/>
      <text:p text:style-name="P40"><text:tab/>cd $HOME/<text:span text:style-name="T23">DISCUS_INSTALL</text:span></text:p>
      <text:p text:style-name="P16"/>
      <text:p text:style-name="P16"><text:span text:style-name="T18">C</text:span>opy the shell script<text:span text:style-name="T23">s</text:span> “kuplot.sh” <text:span text:style-name="T23">and “discus_suite.sh” </text:span>into the global bin directory:</text:p>
      <text:p text:style-name="P16"/>
      <text:p text:style-name="P40"><text:tab/>cp <text:span text:style-name="T23">kuplot.sh </text:span>/bin/</text:p>
      <text:p text:style-name="P40"><text:tab/><text:span text:style-name="T23">cp discus_suite.sh /bin</text:span></text:p>
      <text:p text:style-name="P18"/>
      <text:p text:style-name="P16">Start a new CYGWIN64 window and you should be able to use discus, diffev, mixscat simply by typing the corresponding name. </text:p>
      <text:p text:style-name="P40"><text:tab/>discus</text:p>
      <text:p text:style-name="P40"><text:tab/>diffev</text:p>
      <text:p text:style-name="P40"><text:tab/>mixscat</text:p>
      <text:p text:style-name="P16">Start kuplot via</text:p>
      <text:p text:style-name="P42"><text:tab/><text:span text:style-name="T23">/</text:span>bin/kuplot.sh &amp;</text:p>
      <text:p text:style-name="P40"><text:tab/><text:span text:style-name="T23">/bin/discus_suite.sh &amp;</text:span></text:p>
      <text:p text:style-name="P16"/>
      <text:p text:style-name="P27">Alternativley create an alias within your $HOME/.bashrc:</text:p>
      <text:p text:style-name="P27"/>
      <text:p text:style-name="P41"><text:tab/><text:span text:style-name="T23">alias kuplot=</text:span>/bin/kuplot.sh</text:p>
      <text:p text:style-name="P41"><text:tab/><text:span text:style-name="T23">alias discus_suite=</text:span>/<text:span text:style-name="T23">bin/discus_suite.sh</text:span></text:p>
      <text:p text:style-name="P27"/>
      <text:p text:style-name="P16">Enjoy!</text:p>
      <text:p text:style-name="P16"/>
      <text:p text:style-name="P78">Prepare Windows installation <text:span text:style-name="T24">( for development team only)</text:span></text:p>
      <text:p text:style-name="P16"/>
      <text:p text:style-name="P16">place “CREATE_DISCUS64.tar.gz” into your <text:span text:style-name="T24">development </text:span>directory, go there and unpack:</text:p>
      <text:p text:style-name="P16"/>
      <text:p text:style-name="P40"><text:tab/>cd $HOME/<text:span text:style-name="T24">develop</text:span></text:p>
      <text:p text:style-name="P40"><text:tab/>tar -zxf C<text:span text:style-name="T16">REATE</text:span>_DISCUS64.tar.gz</text:p>
      <text:p text:style-name="P16"/>
      <text:p text:style-name="P16">Change to the development directory, run the shell script to create a Windows version</text:p>
      <text:p text:style-name="P16"/>
      <text:p text:style-name="P16"><text:tab/>cd $HOME/develop/Create_DISCUS64</text:p>
      <text:p text:style-name="P16"><text:tab/>./create_discus_64.sh</text:p>
      <text:p text:style-name="P16"/>
      <text:p text:style-name="P28">Use Inno setup to create the distributio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ans" svg:font-family="'Liberation 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4255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Intallation guide DISCUS_SUITE for Cygwin, Version 5.20 <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18-06-18T18:12:22.034000000</dc:date>
    <meta:editing-duration>PT6H4M31S</meta:editing-duration>
    <meta:editing-cycles>43</meta:editing-cycles>
    <meta:generator>LibreOffice/5.4.7.2$Windows_X86_64 LibreOffice_project/c838ef25c16710f8838b1faec480ebba495259d0</meta:generator>
    <meta:document-statistic meta:table-count="0" meta:image-count="0" meta:object-count="0" meta:page-count="11" meta:paragraph-count="256" meta:word-count="1687" meta:character-count="11636" meta:non-whitespace-character-count="10015"/>
  </office:meta>
</office:document-meta>
</file>